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1" svg:font-family="'Segoe Print'" style:font-adornments="Negrita" style:font-pitch="variable"/>
    <style:font-face style:name="Segoe Print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5.124cm" style:rel-column-width="19754*"/>
    </style:style>
    <style:style style:name="Tabla15.B" style:family="table-column">
      <style:table-column-properties style:column-width="11.875cm" style:rel-column-width="45781*"/>
    </style:style>
    <style:style style:name="Tabla15.A1" style:family="table-cell">
      <style:table-cell-properties fo:background-color="transparent" fo:padding="0.097cm" fo:border-left="0.002cm solid #000000" fo:border-right="none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1" style:family="table-cell">
      <style:table-cell-properties fo:background-color="transparent" fo:padding="0.097cm" fo:border-left="0.002cm solid #000000" fo:border-right="0.002cm solid #000000" fo:border-top="0.035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2" style:family="table-cell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5.A3" style:family="table-cell" style:data-style-name="N37">
      <style:table-cell-properties fo:background-color="transparent" fo:padding="0.097cm" fo:border-left="0.002cm solid #000000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itos</text:h>
      <text:p text:style-name="Text_20_body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2">Fecha</text:p>
          </table:table-cell>
          <table:table-cell table:style-name="Tabla15.B1" office:value-type="string">
            <text:p text:style-name="Table_20_Heading">Descripción</text:p>
          </table:table-cell>
        </table:table-row>
        <table:table-row>
          <table:table-cell table:style-name="Tabla15.A2" office:value-type="string">
            <text:p text:style-name="P6">14/05/10</text:p>
          </table:table-cell>
          <table:table-cell table:style-name="Tabla15.B2" office:value-type="string">
            <text:p text:style-name="P7">Presentación del documento de Planificación</text:p>
          </table:table-cell>
        </table:table-row>
        <table:table-row>
          <table:table-cell table:style-name="Tabla15.A3" office:value-type="date" office:date-value="2010-05-18">
            <text:p text:style-name="P6">18/05/10</text:p>
          </table:table-cell>
          <table:table-cell table:style-name="Tabla15.B2" office:value-type="string">
            <text:p text:style-name="P7">Modelado de Requisitos</text:p>
          </table:table-cell>
        </table:table-row>
        <table:table-row>
          <table:table-cell table:style-name="Tabla15.A3" office:value-type="date" office:date-value="2010-05-21">
            <text:p text:style-name="P6">21/05/10</text:p>
          </table:table-cell>
          <table:table-cell table:style-name="Tabla15.B2" office:value-type="string">
            <text:p text:style-name="P7">Análisis</text:p>
          </table:table-cell>
        </table:table-row>
        <table:table-row>
          <table:table-cell table:style-name="Tabla15.A3" office:value-type="date" office:date-value="2010-05-28">
            <text:p text:style-name="P6">28/05/10</text:p>
          </table:table-cell>
          <table:table-cell table:style-name="Tabla15.B2" office:value-type="string">
            <text:p text:style-name="P7">Diseño</text:p>
          </table:table-cell>
        </table:table-row>
        <table:table-row>
          <table:table-cell table:style-name="Tabla15.A2" office:value-type="string">
            <text:p text:style-name="P6">04/06/10</text:p>
          </table:table-cell>
          <table:table-cell table:style-name="Tabla15.B2" office:value-type="string">
            <text:p text:style-name="P7">Implementació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1" svg:font-family="'Segoe Print'" style:font-adornments="Negrita" style:font-pitch="variable"/>
    <style:font-face style:name="Segoe Print" svg:font-family="'Segoe Print'" style:font-adornments="Negrita cursiv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1" fo:font-size="11pt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Segoe Print" fo:font-size="14pt" fo:font-style="normal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0T16:10:11.42</meta:creation-date>
    <meta:generator>OpenOffice.org/3.2$Win32 OpenOffice.org_project/320m12$Build-9483</meta:generator>
    <meta:editing-duration>PT00H00M47S</meta:editing-duration>
    <meta:editing-cycles>2</meta:editing-cycles>
    <meta:initial-creator>Samuel Guirado Navarro</meta:initial-creator>
    <meta:document-statistic meta:table-count="1" meta:image-count="0" meta:object-count="0" meta:page-count="1" meta:paragraph-count="13" meta:word-count="19" meta:character-count="154"/>
    <dc:date>2010-05-20T16:10:58.56</dc:date>
    <dc:creator>Samuel Guirado Navarro</dc:creator>
  </office:meta>
</office:document-meta>
</file>